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office:value-type="float" office:value="1" calcext:value-type="float">
            <text:p>1</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14">
          <table:table-cell table:style-name="ce32" office:value-type="date" office:date-value="2017-11-21" calcext:value-type="date">
            <text:p>2017-11-21</text:p>
          </table:table-cell>
          <table:table-cell table:number-columns-repeated="7"/>
          <table:table-cell office:value-type="string" calcext:value-type="string">
            <text:p>- PRINT NMD442 PRESENTATION NOTES (2 COPIES)</text:p>
            <text:p>- Add Weekday, Weekend, M/W/F, and Tues./Thurs. Options to mockup</text:p>
            <text:p>- Class</text:p>
            <text:p>- DUE: NMD442 Case Study revision</text:p>
          </table:table-cell>
          <table:table-cell table:number-columns-repeated="1015"/>
        </table:table-row>
        <table:table-row table:style-name="ro1">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1T02:13:40.254292000</dc:date>
    <meta:creation-date>2016-09-05T22:47:24Z</meta:creation-date>
    <meta:editing-cycles>1524</meta:editing-cycles>
    <meta:editing-duration>P31DT23M42S</meta:editing-duration>
    <meta:generator>LibreOffice/5.2.7.2$Linux_X86_64 LibreOffice_project/20m0$Build-2</meta:generator>
    <meta:document-statistic meta:table-count="4" meta:cell-count="4226" meta:object-count="0"/>
  </office:meta>
</office:document-meta>
</file>